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85d3"/>
    </style:style>
    <style:style style:name="P2" style:family="paragraph" style:parent-style-name="Standard">
      <style:text-properties officeooo:paragraph-rsid="00158120"/>
    </style:style>
    <style:style style:name="P3" style:family="paragraph" style:parent-style-name="Standard">
      <style:text-properties officeooo:rsid="001773a9" officeooo:paragraph-rsid="001773a9"/>
    </style:style>
    <style:style style:name="P4" style:family="paragraph" style:parent-style-name="Standard">
      <style:text-properties officeooo:rsid="0018c39d" officeooo:paragraph-rsid="0018c39d"/>
    </style:style>
    <style:style style:name="P5" style:family="paragraph" style:parent-style-name="Standard">
      <style:text-properties officeooo:paragraph-rsid="0018c39d"/>
    </style:style>
    <style:style style:name="P6" style:family="paragraph" style:parent-style-name="Standard">
      <style:text-properties officeooo:rsid="001a31e0" officeooo:paragraph-rsid="001a31e0"/>
    </style:style>
    <style:style style:name="P7" style:family="paragraph" style:parent-style-name="Standard">
      <style:text-properties officeooo:paragraph-rsid="001a31e0"/>
    </style:style>
    <style:style style:name="P8" style:family="paragraph" style:parent-style-name="Standard">
      <style:text-properties officeooo:rsid="001aeac9" officeooo:paragraph-rsid="001aeac9"/>
    </style:style>
    <style:style style:name="P9" style:family="paragraph" style:parent-style-name="Standard">
      <style:text-properties officeooo:rsid="001c1b5e" officeooo:paragraph-rsid="001c1b5e"/>
    </style:style>
    <style:style style:name="P10" style:family="paragraph" style:parent-style-name="Standard">
      <style:text-properties officeooo:rsid="001cd122" officeooo:paragraph-rsid="001cd122"/>
    </style:style>
    <style:style style:name="T1" style:family="text">
      <style:text-properties officeooo:rsid="001485d3"/>
    </style:style>
    <style:style style:name="T2" style:family="text">
      <style:text-properties officeooo:rsid="00158120"/>
    </style:style>
    <style:style style:name="T3" style:family="text">
      <style:text-properties officeooo:rsid="001773a9"/>
    </style:style>
    <style:style style:name="T4" style:family="text">
      <style:text-properties officeooo:rsid="0018c39d"/>
    </style:style>
    <style:style style:name="T5" style:family="text">
      <style:text-properties officeooo:rsid="001a31e0"/>
    </style:style>
    <style:style style:name="T6" style:family="text">
      <style:text-properties officeooo:rsid="001aeac9"/>
    </style:style>
    <style:style style:name="T7" style:family="text">
      <style:text-properties officeooo:rsid="001c1b5e"/>
    </style:style>
    <style:style style:name="T8" style:family="text">
      <style:text-properties officeooo:rsid="001cd122"/>
    </style:style>
    <style:style style:name="T9" style:family="text">
      <style:text-properties officeooo:rsid="001da8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1/ <text:span text:style-name="T9">(of 30) </text:span>I know you're here for the art, the community and the promise of something better. Meanwhile, why not read some musings on "(Subjective) value and NFTs". First of many blog posts in twitter 🧵 format. #PAfollowPA #WeAreTheNight</text:p>
      <text:p text:style-name="Standard"/>
      <text:p text:style-name="P1">2/ What is value even? It's one of those concepts that's been discussed to death and as Vilfrido Pareto put it, it's not even clear people are talking about the same thing. Pareto himself was an economist/sociologist, talking about value in the economic sense but </text:p>
      <text:p text:style-name="P1"/>
      <text:p text:style-name="P1"><text:span text:style-name="T1">3/ </text:span>others also discuss value in ethics, aesthetics, religion, psychology, anthropology, neuroscience. (How does value relate to NFTs? In myriad ways touched upon <text:span text:style-name="T8">by </text:span>the different ways at looking at value. We'll get back to that.) </text:p>
      <text:p text:style-name="P1"/>
      <text:p text:style-name="P1"><text:span text:style-name="T1">4/ </text:span>In philosophy, Max Scheler attempted to argue for an objective ranking of values (i.e., axiology), with spiritual ones at the very top.</text:p>
      <text:p text:style-name="Standard"/>
      <text:p text:style-name="Standard"><text:span text:style-name="T1">5</text:span>/ I like to think of objective values as the idea that if an alien was to assess the object (whether it's a work of art, a spiritual experience or an NFT) there is a computationally explicit procedure to provide a similar ranking.</text:p>
      <text:p text:style-name="Standard"/>
      <text:p text:style-name="P1"><text:span text:style-name="T1">6</text:span>/ If we talk about subjective value though, there the idea is that we all have our arbitrary preferences (within evolutionary and physical constraints) and that consensus </text:p>
      <text:p text:style-name="P1"/>
      <text:p text:style-name="P1"><text:span text:style-name="T1">7/ </text:span>can emerge out of such arbitrary set of preferences. (excuse the blunt simplification, this is a twitter thread after all) If you talk with a cognitive neuroscientist, they might have a different view on the objective/subjective split. </text:p>
      <text:p text:style-name="P1"/>
      <text:p text:style-name="P1"><text:span text:style-name="T1">8/ </text:span>For them a thing's price could be the objective value (set by market consensus obviously) and the signal in a part of the brain called ventromedial prefrontal cortex (vmPFC, more or less behind your third eye)</text:p>
      <text:p text:style-name="Standard"/>
      <text:p text:style-name="P1"><text:span text:style-name="T1">9</text:span>/ would correlate with an individual's preference for said object. Subjective value studies in cognitive science are heavily influenced by the Austrian School of Economics by the way. </text:p>
      <text:p text:style-name="P1"/>
      <text:p text:style-name="P1"><text:span text:style-name="T1">10/ </text:span>Key concepts like temporal discounting and opportunity cost come from there. The common thread here is that dualism plagues this space.</text:p>
      <text:p text:style-name="Standard"/>
      <text:p text:style-name="P1"><text:span text:style-name="T1">11</text:span>/ Marxists for example, would have you believe in the labor theory of value, where actual effort, time and energy spent by a human is the actual value/cost of something. <text:span text:style-name="T8">(intuitive for many hard working people)</text:span></text:p>
      <text:p text:style-name="P1"/>
      <text:p text:style-name="P1"><text:span text:style-name="T1">12/ </text:span>Whereas, the Austrian school says it's purely subjective preferences that make the market. Marxists would counter that subjective preferences also come into play</text:p>
      <text:p text:style-name="Standard"/>
      <text:p text:style-name="P1"><text:span text:style-name="T1">13</text:span>/ in a dialectic sense. I think today we have better concepts to deal with such dualisms than the dialectic (feedback loops, mutual recursion, statistical interactions). </text:p>
      <text:p text:style-name="P1"/>
      <text:p text:style-name="P1"><text:span text:style-name="T1">14/ </text:span><text:span text:style-name="T7">Also i</text:span>n economics, we have Marshall's scissors that attempt to balance the objective view (material costs) with the subjective view (preferences).</text:p>
      <text:p text:style-name="Standard"/>
      <text:p text:style-name="Standard">1<text:span text:style-name="T1">5</text:span>/ Analogously, in cognitive science, we have Herbert Simon's scissors (why so many scissors?) speaking about the mind more broadly in it's interaction with the environment. </text:p>
      <text:p text:style-name="Standard"><text:soft-page-break/></text:p>
      <text:p text:style-name="Standard">1<text:span text:style-name="T2">6</text:span>/ Recently deceased anarchist/anthropologist David Graeber focused his view of value on how societies deal with action (i.e., agents performing a meaninful behavior).</text:p>
      <text:p text:style-name="Standard"/>
      <text:p text:style-name="P2"><text:span text:style-name="T2">17/ More recent views in cognitive neuroscience are also beginning to </text:span><text:span text:style-name="T3">explore</text:span><text:span text:style-name="T2"> the view that action valuation is the primary synthesis the brain is doing when making a choice.</text:span></text:p>
      <text:p text:style-name="P2"/>
      <text:p text:style-name="P3">18/ (makes sense that the brain would include an energy expenditure consideration in its computations)</text:p>
      <text:p text:style-name="P3"/>
      <text:p text:style-name="P3">19/ <text:span text:style-name="T4">Back to NFTs and I guess crypto. The Austrian economics view seems to dominate our space, and rightfully so. Costs are negligible in the digital world (metaverse?) so it seems natural that subjective valuations are all that matters</text:span></text:p>
      <text:p text:style-name="P3"/>
      <text:p text:style-name="P4">20/ With this in mind, all that really matters is market consensus. Liquidity will give us a hint as to how large and important these markets are.</text:p>
      <text:p text:style-name="P4"/>
      <text:p text:style-name="P4">21/ But as long as there is a critical mass of people with buying power that stay interested, you can be sure that your NFTs and crypto will retain value</text:p>
      <text:p text:style-name="P4"/>
      <text:p text:style-name="P4">22/ Add a futuristic narrative on top like the metaverse and we’ll be sucking in new people as time goes on #amirite?</text:p>
      <text:p text:style-name="P4"/>
      <text:p text:style-name="P5"><text:span text:style-name="T4">23/ I myself am more excited about the decentralization/disintermediation narrative. I don’t expect a utopia in the future but I do expect a power shift and wealth transfer that could get things moving in a better direction for us humans</text:span></text:p>
      <text:p text:style-name="P4"/>
      <text:p text:style-name="P7"><text:span text:style-name="T5">24/ anyhow, side narratives are popping up all around, with NFTs creating their own smaller communities with verifiable status signalling and the art to go with it</text:span></text:p>
      <text:p text:style-name="P7"/>
      <text:p text:style-name="P6">25/ I’m not the first one to say this but for me the real value is in the community. <text:span text:style-name="T6">They start with pooling together people’s talents, gatekeeping access to these valuable networks, recreating what already goes on IRL</text:span></text:p>
      <text:p text:style-name="P6"/>
      <text:p text:style-name="P8">26/ however, as we know, these networks can start with very low barrier to entry with a wide potential audience that is online, making <text:span text:style-name="T8">them</text:span> all that more democratic</text:p>
      <text:p text:style-name="P8"/>
      <text:p text:style-name="P9">27/ plus NFTs are fun and so addictive. This point has come up already in the PA discord and I think it’s a good one. We should have fun with NFTs but not at the expense of your mental or financial health</text:p>
      <text:p text:style-name="P9"/>
      <text:p text:style-name="P10">28/ And with this I think we come back full circle. Yes value is in the eye of the beholder and yes value is also constrained and influenced by material costs</text:p>
      <text:p text:style-name="P10"/>
      <text:p text:style-name="P10">29/ For the time being, our communities are material and the time and emotions we spend in them have material costs to them but it’s our continued subjective preference for a project that keeps it going</text:p>
      <text:p text:style-name="P9"/>
      <text:p text:style-name="P9"><text:span text:style-name="T8">30</text:span>/ Hope you enjoyed the thread, we are just getting started #WeAreTheNight</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8T11:25:33.609584066</meta:creation-date>
    <dc:date>2022-02-28T11:56:31.817243994</dc:date>
    <meta:editing-duration>PT30M56S</meta:editing-duration>
    <meta:editing-cycles>9</meta:editing-cycles>
    <meta:generator>LibreOffice/6.4.7.2$Linux_X86_64 LibreOffice_project/40$Build-2</meta:generator>
    <meta:document-statistic meta:table-count="0" meta:image-count="0" meta:object-count="0" meta:page-count="2" meta:paragraph-count="30" meta:word-count="913" meta:character-count="5437" meta:non-whitespace-character-count="4547"/>
  </office:meta>
</office:document-meta>
</file>